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Crazy Ballrun</text:p>
      <text:p text:style-name="P4">Mind Map: User Interface</text:p>
      <text:p text:style-name="P5">Document created by Timm Hoffmeister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Author(s)</text:span>: Timm Hoffmeister</text:p>
      <text:p text:style-name="P6"><text:span text:style-name="T1">Last Changes</text:span>: 10/02/2012</text:p>
      <text:p text:style-name="P6"><text:span text:style-name="T1">Version</text:span>: 0.22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Table of Contents</text:p>
          </text:index-title>
          <text:p text:style-name="P12">1. Document Description<text:tab/>3</text:p>
          <text:p text:style-name="P12">2. Control Elements<text:tab/>4</text:p>
          <text:p text:style-name="P12">3. Menu Flow<text:tab/>5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1. Document Description</text:h>
      <text:p text:style-name="P7">This document shows first plans for the user interface of Crazy Ballrun. This includes a list of (probably) necessary GUI-elements and a possible structure for the UI. Additionally it describes the different menu-frames of Crazy Ballrun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2. Control Elements</text:h>
      <text:p text:style-name="P7">Following table is a list of GUI controls (probably) necessary for the Crazy Ballrun menu. It lists names, description, purpose and implementation ideas of the elements: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10">Name</text:p>
          </table:table-cell>
          <table:table-cell table:style-name="Tabelle1.A1" office:value-type="string">
            <text:p text:style-name="P10">Description</text:p>
          </table:table-cell>
          <table:table-cell table:style-name="Tabelle1.A1" office:value-type="string">
            <text:p text:style-name="P10">Purpose</text:p>
          </table:table-cell>
          <table:table-cell table:style-name="Tabelle1.D1" office:value-type="string">
            <text:p text:style-name="P10">Implementation</text:p>
          </table:table-cell>
        </table:table-row>
        <table:table-row>
          <table:table-cell table:style-name="Tabelle1.A2" office:value-type="string">
            <text:p text:style-name="P8">Button</text:p>
          </table:table-cell>
          <table:table-cell table:style-name="Tabelle1.A2" office:value-type="string">
            <text:p text:style-name="P9">Click on "Button" generates a reaction (e.g. Switch to another menu screen).</text:p>
          </table:table-cell>
          <table:table-cell table:style-name="Tabelle1.A2" office:value-type="string">
            <text:p text:style-name="P9">- switch menu frame</text:p>
            <text:p text:style-name="P9">- add value to "GameSettings"</text:p>
            <text:p text:style-name="P9">- game-functionality (save, load, start game)</text:p>
          </table:table-cell>
          <table:table-cell table:style-name="Tabelle1.D2" office:value-type="string">
            <text:p text:style-name="P9">3 button states:<text:line-break/>- released</text:p>
            <text:p text:style-name="P9">- pressed</text:p>
            <text:p text:style-name="P9">- action (clicked / pressed + released)</text:p>
          </table:table-cell>
        </table:table-row>
        <table:table-row>
          <table:table-cell table:style-name="Tabelle1.A2" office:value-type="string">
            <text:p text:style-name="P8">List</text:p>
          </table:table-cell>
          <table:table-cell table:style-name="Tabelle1.A2" office:value-type="string">
            <text:p text:style-name="P9">Visualization of a list of data which is selectable by mouse click (single selection only). </text:p>
          </table:table-cell>
          <table:table-cell table:style-name="Tabelle1.A2" office:value-type="string">
            <text:p text:style-name="P11">- list of levels to select</text:p>
            <text:p text:style-name="P11">- list of vehicles</text:p>
            <text:p text:style-name="P11">- list of servers</text:p>
          </table:table-cell>
          <table:table-cell table:style-name="Tabelle1.D2" office:value-type="string">
            <text:p text:style-name="P9">The list-datastructure contains all data, however, the visual list shows just a particular number and allows scrolling up/down to select the shown area.</text:p>
          </table:table-cell>
        </table:table-row>
        <table:table-row>
          <table:table-cell table:style-name="Tabelle1.A2" office:value-type="string">
            <text:p text:style-name="P8">Textbox</text:p>
          </table:table-cell>
          <table:table-cell table:style-name="Tabelle1.A2" office:value-type="string">
            <text:p text:style-name="P9">Allows textual user input shown on the screen.</text:p>
          </table:table-cell>
          <table:table-cell table:style-name="Tabelle1.A2" office:value-type="string">
            <text:p text:style-name="P11">- type in ip-address</text:p>
            <text:p text:style-name="P11">- type in player-name</text:p>
          </table:table-cell>
          <table:table-cell table:style-name="Tabelle1.D2" office:value-type="string">
            <text:p text:style-name="P9">During configuration of the GUIControl specify a list of letters/numbers which are allowed to type. During initialization Textbox registers itself as an event-listener for those.</text:p>
          </table:table-cell>
        </table:table-row>
        <table:table-row>
          <table:table-cell table:style-name="Tabelle1.A2" office:value-type="string">
            <text:p text:style-name="P8">VehicleInfo</text:p>
          </table:table-cell>
          <table:table-cell table:style-name="Tabelle1.A2" office:value-type="string">
            <text:p text:style-name="P9">Shows some information about the selected vehicle (animation, physical properties).</text:p>
          </table:table-cell>
          <table:table-cell table:style-name="Tabelle1.A2" office:value-type="string">
            <text:p text:style-name="P11">- while the player is selecting an apropriate vehicle from a ListBox, he/she gets additional information about it</text:p>
          </table:table-cell>
          <table:table-cell table:style-name="Tabelle1.D2" office:value-type="string">
            <text:p text:style-name="P9">???</text:p>
          </table:table-cell>
        </table:table-row>
        <table:table-row>
          <table:table-cell table:style-name="Tabelle1.A2" office:value-type="string">
            <text:p text:style-name="P8">ComboBox</text:p>
          </table:table-cell>
          <table:table-cell table:style-name="Tabelle1.A2" office:value-type="string">
            <text:p text:style-name="P9">Just like a windows-combobox. Might have references to other combo-boxes to allow content-synchronization (if one player selects "position 1", the player currently having "position 1" has to be switched).</text:p>
          </table:table-cell>
          <table:table-cell table:style-name="Tabelle1.A2" office:value-type="string">
            <text:p text:style-name="P11">- select player-position</text:p>
            <text:p text:style-name="P11">- select AI/Human</text:p>
          </table:table-cell>
          <table:table-cell table:style-name="Tabelle1.D2" office:value-type="string">
            <text:p text:style-name="P9">???</text:p>
          </table:table-cell>
        </table:table-row>
        <table:table-row>
          <table:table-cell table:style-name="Tabelle1.A2" office:value-type="string">
            <text:p text:style-name="P8">CheckBox</text:p>
          </table:table-cell>
          <table:table-cell table:style-name="Tabelle1.A2" office:value-type="string">
            <text:p text:style-name="P9">Sets a GameSettings to "true" or "false".</text:p>
          </table:table-cell>
          <table:table-cell table:style-name="Tabelle1.A2" office:value-type="string">
            <text:p text:style-name="P11">- graphics options: which kinds of statistics to show in-game</text:p>
          </table:table-cell>
          <table:table-cell table:style-name="Tabelle1.D2" office:value-type="string">
            <text:p text:style-name="P9">???</text:p>
          </table:table-cell>
        </table:table-row>
      </table:table>
      <text:p text:style-name="P7"/>
      <text:p text:style-name="P6"/>
      <text:h text:style-name="Heading_20_1" text:outline-level="1"><text:soft-page-break/>3. Menu Flow</text:h>
      <text:p text:style-name="P7">This chapter describes the menu flow, that means, the ordered sequence of GUI-frames of the menu. </text:p>
      <text:p text:style-name="P6">Following diagram illustrates the main structure of the main menu:</text:p>
      <text:p text:style-name="P6"/>
      <text:p text:style-name="P6"><draw:rect text:anchor-type="paragraph" draw:z-index="0" draw:style-name="gr1" draw:text-style-name="P19" svg:width="3.017cm" svg:height="0.715cm" svg:x="6.699cm" svg:y="0.016cm"><text:p text:style-name="P19">Main Menu</text:p></draw:rect></text:p>
      <text:p text:style-name="P6"><draw:line text:anchor-type="paragraph" draw:z-index="10" draw:style-name="gr2" draw:text-style-name="P19" svg:x1="8.181cm" svg:y1="0cm" svg:x2="8.181cm" svg:y2="1.593cm"><text:p/></draw:line><draw:line text:anchor-type="paragraph" draw:z-index="13" draw:style-name="gr2" draw:text-style-name="P19" svg:x1="12.102cm" svg:y1="0.958cm" svg:x2="12.102cm" svg:y2="1.598cm"><text:p/></draw:line><draw:line text:anchor-type="paragraph" draw:z-index="14" draw:style-name="gr3" draw:text-style-name="P19" svg:x1="12.102cm" svg:y1="0.958cm" svg:x2="8.186cm" svg:y2="0.958cm"><text:p/></draw:line></text:p>
      <text:p text:style-name="P6"><draw:rect text:anchor-type="paragraph" draw:z-index="1" draw:style-name="gr1" draw:text-style-name="P19" svg:width="3.017cm" svg:height="0.715cm" svg:x="10.7cm" svg:y="0.841cm"><text:p text:style-name="P19">Singleplayer</text:p></draw:rect><draw:rect text:anchor-type="paragraph" draw:z-index="2" draw:style-name="gr1" draw:text-style-name="P19" svg:width="3.017cm" svg:height="0.715cm" svg:x="2.699cm" svg:y="0.841cm"><text:p text:style-name="P19">Multiplayer</text:p></draw:rect><draw:line text:anchor-type="paragraph" draw:z-index="11" draw:style-name="gr3" draw:text-style-name="P19" svg:x1="8.181cm" svg:y1="0.222cm" svg:x2="4.265cm" svg:y2="0.222cm"><text:p/></draw:line><draw:line text:anchor-type="paragraph" draw:z-index="12" draw:style-name="gr2" draw:text-style-name="P19" svg:x1="4.26cm" svg:y1="0.222cm" svg:x2="4.26cm" svg:y2="0.862cm"><text:p/></draw:line></text:p>
      <text:p text:style-name="P6"><draw:rect text:anchor-type="paragraph" draw:z-index="3" draw:style-name="gr1" draw:text-style-name="P19" svg:width="3.017cm" svg:height="0.715cm" svg:x="6.699cm" svg:y="0.132cm"><text:p text:style-name="P19">Options</text:p></draw:rect></text:p>
      <text:p text:style-name="P6"><draw:line text:anchor-type="paragraph" draw:z-index="15" draw:style-name="gr2" draw:text-style-name="P19" svg:x1="4.26cm" svg:y1="0.095cm" svg:x2="4.26cm" svg:y2="1.55cm"><text:p/></draw:line></text:p>
      <text:p text:style-name="P6"><draw:line text:anchor-type="paragraph" draw:z-index="16" draw:style-name="gr2" draw:text-style-name="P19" svg:x1="1.656cm" svg:y1="0.222cm" svg:x2="1.656cm" svg:y2="0.862cm"><text:p/></draw:line><draw:line text:anchor-type="paragraph" draw:z-index="17" draw:style-name="gr2" draw:text-style-name="P19" svg:x1="6.731cm" svg:y1="0.222cm" svg:x2="6.731cm" svg:y2="0.862cm"><text:p/></draw:line><draw:line text:anchor-type="paragraph" draw:z-index="18" draw:style-name="gr2" draw:text-style-name="P19" svg:x1="10.075cm" svg:y1="0.222cm" svg:x2="10.075cm" svg:y2="0.862cm"><text:p/></draw:line><draw:line text:anchor-type="paragraph" draw:z-index="19" draw:style-name="gr2" draw:text-style-name="P19" svg:x1="14.711cm" svg:y1="0.222cm" svg:x2="14.711cm" svg:y2="0.862cm"><text:p/></draw:line><draw:line text:anchor-type="paragraph" draw:z-index="20" draw:style-name="gr2" draw:text-style-name="P19" svg:x1="12.102cm" svg:y1="-0.614cm" svg:x2="12.102cm" svg:y2="0.841cm"><text:p/></draw:line><draw:line text:anchor-type="paragraph" draw:z-index="21" draw:style-name="gr3" draw:text-style-name="P19" svg:x1="6.731cm" svg:y1="0.222cm" svg:x2="1.656cm" svg:y2="0.222cm"><text:p/></draw:line><draw:line text:anchor-type="paragraph" draw:z-index="22" draw:style-name="gr3" draw:text-style-name="P19" svg:x1="14.732cm" svg:y1="0.222cm" svg:x2="10.075cm" svg:y2="0.222cm"><text:p/></draw:line></text:p>
      <text:p text:style-name="P6"><draw:rect text:anchor-type="paragraph" draw:z-index="5" draw:style-name="gr1" draw:text-style-name="P19" svg:width="1.519cm" svg:height="0.715cm" svg:x="11.504cm" svg:y="0.106cm"><text:p text:style-name="P19">Match</text:p></draw:rect><draw:rect text:anchor-type="paragraph" draw:z-index="6" draw:style-name="gr1" draw:text-style-name="P19" svg:width="2.366cm" svg:height="0.715cm" svg:x="13.393cm" svg:y="0.106cm"><text:p text:style-name="P19">Splitscreen</text:p></draw:rect><draw:rect text:anchor-type="paragraph" draw:z-index="4" draw:style-name="gr1" draw:text-style-name="P19" svg:width="2.207cm" svg:height="0.715cm" svg:x="8.932cm" svg:y="0.111cm"><text:p text:style-name="P19">Campagne</text:p></draw:rect><draw:rect text:anchor-type="paragraph" draw:z-index="9" draw:style-name="gr1" draw:text-style-name="P19" svg:width="2.006cm" svg:height="0.715cm" svg:x="5.641cm" svg:y="0.106cm"><text:p text:style-name="P19">BattleNet</text:p></draw:rect><draw:rect text:anchor-type="paragraph" draw:z-index="7" draw:style-name="gr1" draw:text-style-name="P19" svg:width="2.07cm" svg:height="0.715cm" svg:x="0.45cm" svg:y="0.111cm"><text:p text:style-name="P19">Host Game</text:p></draw:rect></text:p>
      <text:p text:style-name="P6"/>
      <text:p text:style-name="P6"/>
      <text:p text:style-name="P6"><draw:rect text:anchor-type="paragraph" draw:z-index="8" draw:style-name="gr1" draw:text-style-name="P19" svg:width="2.398cm" svg:height="0.715cm" svg:x="2.879cm" svg:y="-2.085cm"><text:p text:style-name="P19">Join Game</text:p></draw:rect>Host Game: </text:p>
      <text:list xml:id="list35458863" text:style-name="L1">
        <text:list-item>
          <text:p text:style-name="P13">Creates a game for local networks</text:p>
        </text:list-item>
        <text:list-item>
          <text:p text:style-name="P13">Host selects level – then waits for connections of other players and showing settings of the level</text:p>
        </text:list-item>
      </text:list>
      <text:p text:style-name="P6">Join Game:</text:p>
      <text:list xml:id="list35466711" text:style-name="L2">
        <text:list-item>
          <text:p text:style-name="P14">User has to type in the IP-address of the hosting player</text:p>
        </text:list-item>
      </text:list>
      <text:p text:style-name="P6">BattleNet:</text:p>
      <text:list xml:id="list35481979" text:style-name="L3">
        <text:list-item>
          <text:p text:style-name="P15">allows users to create a game and register it at an online-server</text:p>
        </text:list-item>
        <text:list-item>
          <text:p text:style-name="P15">allows users to join any online-game</text:p>
        </text:list-item>
        <text:list-item>
          <text:p text:style-name="P15">ranking of player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45S</meta:editing-duration>
    <meta:editing-cycles>37</meta:editing-cycles>
    <meta:generator>LibreOffice/3.5$Windows_x86 LibreOffice_project/7e68ba2-a744ebf-1f241b7-c506db1-7d53735</meta:generator>
    <dc:date>2012-02-16T15:34:20.58</dc:date>
    <meta:document-statistic meta:table-count="1" meta:image-count="0" meta:object-count="0" meta:page-count="5" meta:paragraph-count="63" meta:word-count="425" meta:character-count="2629" meta:non-whitespace-character-count="2269"/>
    <meta:user-defined meta:name="Info 1"/>
    <meta:user-defined meta:name="Info 2"/>
    <meta:user-defined meta:name="Info 3"/>
    <meta:user-defined meta:name="Info 4"/>
  </office:meta>
</office:document-meta>
</file>